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b5cea8" loext:opacity="100%"/>
    </style:style>
    <style:style style:name="T4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ody</text:span> {</text:p>
      <text:p text:style-name="P1"><text:span text:style-name="T2">width</text:span>: <text:span text:style-name="T3">100%</text:span>;</text:p>
      <text:p text:style-name="P1"><text:span text:style-name="T2">height</text:span>: <text:span text:style-name="T3">100%</text:span>;</text:p>
      <text:p text:style-name="P1"><text:span text:style-name="T2">margin</text:span>: <text:span text:style-name="T3">0</text:span>;</text:p>
      <text:p text:style-name="P1">}</text:p>
      <text:p text:style-name="P1"><text:span text:style-name="T1">h1</text:span> {</text:p>
      <text:p text:style-name="P1"><text:span text:style-name="T2">text-align</text:span>: <text:span text:style-name="T4">center</text:span>;</text:p>
      <text:p text:style-name="P1">}</text:p>
      <text:p text:style-name="P1"><text:span text:style-name="T1">nav</text:span> {</text:p>
      <text:p text:style-name="P1"><text:span text:style-name="T2">text-align</text:span>: <text:span text:style-name="T4">center</text:span>;</text:p>
      <text:p text:style-name="P1"><text:span text:style-name="T2">padding-left</text:span>: <text:span text:style-name="T3">5px</text:span>;</text:p>
      <text:p text:style-name="P1"><text:span text:style-name="T2">padding-right</text:span>: <text:span text:style-name="T3">-5px</text:span>;</text:p>
      <text:p text:style-name="P1">}</text:p>
      <text:p text:style-name="P1"><text:span text:style-name="T1">img</text:span> {</text:p>
      <text:p text:style-name="P1"><text:span text:style-name="T2">margin-left</text:span>: <text:span text:style-name="T3">25%</text:span>;</text:p>
      <text:p text:style-name="P1">}</text:p>
      <text:p text:style-name="P1"><text:span text:style-name="T1">figcaption</text:span> {</text:p>
      <text:p text:style-name="P1"><text:span text:style-name="T2">text-align</text:span>: <text:span text:style-name="T4">center</text:span>;</text:p>
      <text:p text:style-name="P1"><text:span text:style-name="T2">font-size</text:span>: <text:span text:style-name="T4">small</text:span>;</text:p>
      <text:p text:style-name="P1">}</text:p>
      <text:p text:style-name="P1"><text:span text:style-name="T1">#featured-property</text:span> <text:span text:style-name="T1">p</text:span> {</text:p>
      <text:p text:style-name="P1"><text:span text:style-name="T2">width</text:span>: <text:span text:style-name="T3">800px</text:span>;</text:p>
      <text:p text:style-name="P1"><text:span text:style-name="T2">text-align</text:span>: <text:span text:style-name="T4">center</text:span>; </text:p>
      <text:p text:style-name="P1"><text:span text:style-name="T2">margin-left</text:span>: <text:span text:style-name="T4">auto</text:span>;</text:p>
      <text:p text:style-name="P1"><text:span text:style-name="T2">margin-right</text:span>: <text:span text:style-name="T4">auto</text:span>;</text:p>
      <text:p text:style-name="P1">}</text:p>
      <text:p text:style-name="P1"><text:span text:style-name="T1">#details</text:span> <text:span text:style-name="T1">div</text:span> {</text:p>
      <text:p text:style-name="P1"><text:span text:style-name="T2">float</text:span>: <text:span text:style-name="T4">left</text:span>;</text:p>
      <text:p text:style-name="P1"><text:span text:style-name="T2">background-color</text:span>: <text:span text:style-name="T4">beige</text:span>;</text:p>
      <text:p text:style-name="P1"><text:span text:style-name="T2">text-align</text:span>: <text:span text:style-name="T4">center</text:span>;</text:p>
      <text:p text:style-name="P1"><text:span text:style-name="T2">width</text:span>: <text:span text:style-name="T3">25%</text:span>;</text:p>
      <text:p text:style-name="P1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22:07:00.518715047</meta:creation-date>
    <dc:date>2024-01-06T21:06:37.556067844</dc:date>
    <meta:editing-duration>PT4H8M2S</meta:editing-duration>
    <meta:editing-cycles>1</meta:editing-cycles>
    <meta:document-statistic meta:table-count="0" meta:image-count="0" meta:object-count="0" meta:page-count="1" meta:paragraph-count="32" meta:word-count="59" meta:character-count="375" meta:non-whitespace-character-count="347"/>
    <meta:generator>LibreOffice/7.3.7.2$Linux_X86_64 LibreOffice_project/30$Build-2</meta:generator>
  </office:meta>
</office:document-meta>
</file>